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8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center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8.715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6.856cm" svg:x2="8.536cm" svg:y2="6.856cm">
          <text:p/>
        </draw:line>
        <draw:line draw:style-name="gr2" draw:text-style-name="P2" draw:layer="layout" svg:x1="6.75cm" svg:y1="7.438cm" svg:x2="8.536cm" svg:y2="7.438cm">
          <text:p/>
        </draw:line>
        <draw:line draw:style-name="gr2" draw:text-style-name="P2" draw:layer="layout" svg:x1="6.75cm" svg:y1="8.868cm" svg:x2="8.536cm" svg:y2="8.868cm">
          <text:p/>
        </draw:line>
        <draw:custom-shape draw:style-name="gr3" draw:text-style-name="P1" draw:layer="layout" svg:width="2.679cm" svg:height="2.347cm" svg:x="11.393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93cm" svg:height="2.347cm" svg:x="18.357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78cm" svg:height="0.167cm" svg:x="17.107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9cm" svg:height="0.167cm" svg:x="17.464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8cm" svg:height="0.167cm" svg:x="17.822cm" svg:y="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6cm" svg:height="0.336cm" svg:x="9.865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1.215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56cm" svg:height="0.336cm" svg:x="12.543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57cm" svg:height="0.336cm" svg:x="19.407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6cm" svg:height="0.336cm" svg:x="8.536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18.179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6cm" svg:height="0.336cm" svg:x="20.6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428cm" svg:height="2.347cm" svg:x="14.072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54cm" svg:height="0.336cm" svg:x="13.894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36cm" svg:height="0.334cm" svg:x="15.042cm" svg:y="7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36cm" svg:x="16.35cm" svg:y="7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5cm" svg:y1="8.188cm" svg:x2="8.536cm" svg:y2="8.188cm">
          <text:p/>
        </draw:line>
        <draw:line draw:style-name="gr2" draw:text-style-name="P2" draw:layer="layout" svg:x1="21.25cm" svg:y1="6.926cm" svg:x2="23.036cm" svg:y2="6.926cm">
          <text:p/>
        </draw:line>
        <draw:line draw:style-name="gr2" draw:text-style-name="P2" draw:layer="layout" svg:x1="21.25cm" svg:y1="7.508cm" svg:x2="23.036cm" svg:y2="7.508cm">
          <text:p/>
        </draw:line>
        <draw:line draw:style-name="gr2" draw:text-style-name="P2" draw:layer="layout" svg:x1="21.25cm" svg:y1="8.938cm" svg:x2="23.036cm" svg:y2="8.938cm">
          <text:p/>
        </draw:line>
        <draw:line draw:style-name="gr2" draw:text-style-name="P2" draw:layer="layout" svg:x1="21.25cm" svg:y1="8.258cm" svg:x2="23.036cm" svg:y2="8.258cm">
          <text:p/>
        </draw:line>
        <draw:frame draw:style-name="gr9" draw:text-style-name="P6" draw:layer="layout" svg:width="2.75cm" svg:height="1.062cm" svg:x="4cm" svg:y="7cm">
          <draw:text-box>
            <text:p text:style-name="P5"><text:span text:style-name="T1">U [m/s]</text:span></text:p>
          </draw:text-box>
        </draw:frame>
        <draw:frame draw:style-name="gr10" draw:text-style-name="P8" draw:layer="layout" svg:width="1.25cm" svg:height="0.962cm" svg:x="9.5cm" svg:y="6.726cm">
          <draw:text-box>
            <text:p text:style-name="P7"><text:span text:style-name="T1">T</text:span><text:span text:style-name="T2">1</text:span></text:p>
          </draw:text-box>
        </draw:frame>
        <draw:frame draw:style-name="gr11" draw:text-style-name="P8" draw:layer="layout" svg:width="2.75cm" svg:height="1cm" svg:x="4.25cm" svg:y="7.75cm">
          <draw:text-box>
            <text:p text:style-name="P7"><text:span text:style-name="T1">T</text:span><text:span text:style-name="T2">i </text:span><text:span text:style-name="T3">[K]</text:span></text:p>
          </draw:text-box>
        </draw:frame>
        <draw:frame draw:style-name="gr10" draw:text-style-name="P6" draw:layer="layout" svg:width="3.714cm" svg:height="0.962cm" svg:x="22.5cm" svg:y="6.976cm">
          <draw:text-box>
            <text:p text:style-name="P5"><text:span text:style-name="T1">U [m/s]</text:span></text:p>
          </draw:text-box>
        </draw:frame>
        <draw:frame draw:style-name="gr11" draw:text-style-name="P8" draw:layer="layout" svg:width="3.5cm" svg:height="1cm" svg:x="23.25cm" svg:y="7.688cm">
          <draw:text-box>
            <text:p text:style-name="P7"><text:span text:style-name="T1">T</text:span><text:span text:style-name="T2">o </text:span><text:span text:style-name="T3">[K]</text:span></text:p>
          </draw:text-box>
        </draw:frame>
        <draw:frame draw:style-name="gr12" draw:text-style-name="P10" draw:layer="layout" svg:width="10.25cm" svg:height="1.673cm" svg:x="14.75cm" svg:y="11.515cm">
          <draw:text-box>
            <text:p text:style-name="P9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line draw:style-name="gr13" draw:text-style-name="P11" draw:layer="layout" svg:x1="11.5cm" svg:y1="6.438cm" svg:x2="11.5cm" svg:y2="5.438cm">
          <text:p/>
        </draw:line>
        <draw:line draw:style-name="gr13" draw:text-style-name="P11" draw:layer="layout" svg:x1="14cm" svg:y1="6.438cm" svg:x2="14cm" svg:y2="5.438cm">
          <text:p/>
        </draw:line>
        <draw:line draw:style-name="gr14" draw:text-style-name="P1" draw:layer="layout" svg:x1="11.5cm" svg:y1="5.688cm" svg:x2="14cm" svg:y2="5.688cm">
          <text:p/>
        </draw:line>
        <draw:frame draw:style-name="gr10" draw:text-style-name="P6" draw:layer="layout" svg:width="3.714cm" svg:height="0.962cm" svg:x="11cm" svg:y="4.726cm">
          <draw:text-box>
            <text:p text:style-name="P5"><text:span text:style-name="T1">d [m]</text:span></text:p>
          </draw:text-box>
        </draw:frame>
        <draw:line draw:style-name="gr15" draw:text-style-name="P11" draw:layer="layout" svg:x1="14.11cm" svg:y1="6.438cm" svg:x2="14.25cm" svg:y2="5.438cm">
          <text:p text:style-name="P1"><text:s text:c="3"/></text:p>
        </draw:line>
        <draw:line draw:style-name="gr13" draw:text-style-name="P11" draw:layer="layout" svg:x1="15.25cm" svg:y1="10.688cm" svg:x2="15.25cm" svg:y2="8.188cm">
          <text:p/>
        </draw:line>
        <draw:line draw:style-name="gr14" draw:text-style-name="P1" draw:layer="layout" svg:x1="12.75cm" svg:y1="10.438cm" svg:x2="15.25cm" svg:y2="10.438cm">
          <text:p/>
        </draw:line>
        <draw:line draw:style-name="gr13" draw:text-style-name="P11" draw:layer="layout" svg:x1="12.75cm" svg:y1="10.688cm" svg:x2="12.75cm" svg:y2="8.188cm">
          <text:p/>
        </draw:line>
        <draw:frame draw:style-name="gr10" draw:text-style-name="P6" draw:layer="layout" svg:width="3.714cm" svg:height="0.962cm" svg:x="12.286cm" svg:y="9.438cm">
          <draw:text-box>
            <text:p text:style-name="P5"><text:span text:style-name="T1">d [m]</text:span></text:p>
          </draw:text-box>
        </draw:frame>
        <draw:frame draw:style-name="gr10" draw:text-style-name="P8" draw:layer="layout" svg:width="1.25cm" svg:height="0.962cm" svg:x="12.25cm" svg:y="6.688cm">
          <draw:text-box>
            <text:p text:style-name="P7"><text:span text:style-name="T1">T</text:span><text:span text:style-name="T2">2</text:span></text:p>
          </draw:text-box>
        </draw:frame>
        <draw:frame draw:style-name="gr10" draw:text-style-name="P8" draw:layer="layout" svg:width="1.25cm" svg:height="0.962cm" svg:x="14.75cm" svg:y="6.688cm">
          <draw:text-box>
            <text:p text:style-name="P7"><text:span text:style-name="T1">T</text:span><text:span text:style-name="T2">3</text:span></text:p>
          </draw:text-box>
        </draw:frame>
        <draw:frame draw:style-name="gr10" draw:text-style-name="P8" draw:layer="layout" svg:width="1.25cm" svg:height="0.962cm" svg:x="19cm" svg:y="6.75cm">
          <draw:text-box>
            <text:p text:style-name="P7"><text:span text:style-name="T1">T</text:span><text:span text:style-name="T2">N</text:span></text:p>
          </draw:text-box>
        </draw:frame>
        <draw:frame draw:style-name="gr10" draw:text-style-name="P6" draw:layer="layout" svg:width="3.25cm" svg:height="0.962cm" svg:x="6.5cm" svg:y="11.553cm">
          <draw:text-box>
            <text:p text:style-name="P5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16" draw:text-style-name="P2" draw:layer="layout" svg:x1="9.75cm" svg:y1="12.015cm" svg:x2="11.5cm" svg:y2="12.015cm">
          <text:p/>
        </draw:line>
        <draw:frame draw:style-name="gr10" draw:text-style-name="P6" draw:layer="layout" svg:width="0.714cm" svg:height="0.962cm" svg:x="10.25cm" svg:y="11.015cm">
          <draw:text-box>
            <text:p text:style-name="P5"><text:span text:style-name="T1">k</text:span></text:p>
          </draw:text-box>
        </draw:frame>
        <draw:frame draw:style-name="gr10" draw:text-style-name="P6" draw:layer="layout" svg:width="2.25cm" svg:height="0.962cm" svg:x="9.5cm" svg:y="12.053cm">
          <draw:text-box>
            <text:p text:style-name="P5"><text:span text:style-name="T8">ρ</text:span><text:span text:style-name="T1">.c</text:span><text:span text:style-name="T2">p</text:span></text:p>
          </draw:text-box>
        </draw:frame>
        <draw:frame draw:style-name="gr17" draw:text-style-name="P10" draw:layer="layout" svg:width="3cm" svg:height="1.673cm" svg:x="11.75cm" svg:y="11.515cm">
          <draw:text-box>
            <text:p text:style-name="P9"><text:span text:style-name="T4">, onde:</text:span></text:p>
          </draw:text-box>
        </draw:frame>
        <draw:frame draw:style-name="gr18" draw:text-style-name="P1" draw:layer="layout" svg:width="8.397cm" svg:height="0.812cm" svg:x="5cm" svg:y="2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" draw:layer="layout" svg:width="6.947cm" svg:height="0.812cm" svg:x="17.803cm" svg:y="2.9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" draw:text-style-name="P12" draw:layer="layout" svg:width="1cm" svg:height="1cm" svg:x="15cm" svg:y="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1-30T19:13:37.506941877</dc:date>
    <meta:editing-duration>PT2H36M33S</meta:editing-duration>
    <meta:editing-cycles>21</meta:editing-cycles>
    <meta:generator>LibreOffice/25.2.6.2$Linux_X86_64 LibreOffice_project/40d1a0e1d5bdf1afaeae24d9ece32bbb00fa66a4</meta:generator>
    <meta:document-statistic meta:object-count="5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i>U</mi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 stretchy="false">∇</mo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U.T) = nabla cdot (k nabla T) + F_{%phi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U</mi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 stretchy="false">∇</mo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U.T) = nabla cdot ( %alpha nabla T) + F_{%phi} </annotation>
  </semantics>
</math>
</file>